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0000000100194B1382.png"/>
  <manifest:file-entry manifest:media-type="image/png" manifest:full-path="Pictures/1000020100000100000001000C0CA18F.png"/>
  <manifest:file-entry manifest:media-type="image/png" manifest:full-path="Pictures/10000201000002100000025603DDB470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toolpanel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statusbar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Dash_20_2" svg:stroke-width="0cm" svg:stroke-color="#4e9ca1" draw:stroke-linejoin="none" draw:fill="solid" draw:fill-color="#4e9ca1" draw:textarea-horizontal-align="center" draw:textarea-vertical-align="middle"/>
    </style:style>
    <style:style style:name="gr10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4.76cm" fo:min-width="9.572cm" draw:shadow="hidden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4.76cm" fo:min-width="8.667cm" draw:shadow="hidden"/>
    </style:style>
    <style:style style:name="gr13" style:family="graphic" style:parent-style-name="standard">
      <style:graphic-properties draw:stroke="solid" draw:stroke-dash="Dash_20_2" svg:stroke-width="0cm" svg:stroke-color="#52827a" draw:stroke-linejoin="none" draw:fill="solid" draw:fill-color="#52827a" draw:textarea-horizontal-align="center" draw:textarea-vertical-align="middle"/>
    </style:style>
    <style:style style:name="gr14" style:family="graphic" style:parent-style-name="standard">
      <style:graphic-properties draw:stroke="solid" draw:stroke-dash="Dash_20_2" svg:stroke-width="0cm" svg:stroke-color="#357b83" draw:stroke-linejoin="none" draw:fill="solid" draw:fill-color="#357b83" draw:textarea-horizontal-align="center" draw:textarea-vertical-align="middle"/>
    </style:style>
    <style:style style:name="gr15" style:family="graphic" style:parent-style-name="standard">
      <style:graphic-properties draw:stroke="solid" draw:stroke-dash="Dash_20_2" svg:stroke-width="0cm" svg:stroke-color="#245d62" draw:stroke-linejoin="none" draw:fill="solid" draw:fill-color="#245d62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85cm"/>
    </style:style>
    <style:style style:name="gr17" style:family="graphic" style:parent-style-name="standard">
      <style:graphic-properties draw:stroke="none" svg:stroke-color="#000000" draw:fill="solid" draw:fill-color="#000000" draw:textarea-horizontal-align="center" draw:textarea-vertical-align="middle" draw:auto-grow-width="true" fo:min-height="0.85cm" draw:shadow="hidden"/>
    </style:style>
    <style:style style:name="gr18" style:family="graphic" style:parent-style-name="standard">
      <style:graphic-properties svg:stroke-width="0.1cm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9" style:family="graphic" style:parent-style-name="standard">
      <style:graphic-properties svg:stroke-width="0.1cm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cm"/>
    </style:style>
    <style:style style:name="gr22" style:family="graphic">
      <style:graphic-properties draw:ole-draw-aspect="1"/>
    </style:style>
    <style:style style:name="gr23" style:family="graphic" style:parent-style-name="standard">
      <style:graphic-properties draw:stroke="none" draw:fill="solid" draw:fill-color="#000000" draw:opacity="35%"/>
    </style:style>
    <style:style style:name="gr24" style:family="graphic" style:parent-style-name="standard">
      <style:graphic-properties draw:stroke="none" draw:fill="gradient" draw:fill-gradient-name="gradient-1" draw:opacity="100%"/>
    </style:style>
    <style:style style:name="gr25" style:family="graphic" style:parent-style-name="standard">
      <style:graphic-properties draw:stroke="none" draw:fill="gradient" draw:fill-gradient-name="gradient-2" draw:opacity="23%" draw:opacity-name="gradient-3"/>
    </style:style>
    <style:style style:name="gr26" style:family="graphic" style:parent-style-name="standard">
      <style:graphic-properties draw:stroke="none" draw:fill="solid" draw:fill-color="#000000" draw:opacity="50%"/>
    </style:style>
    <style:style style:name="gr27" style:family="graphic" style:parent-style-name="standard">
      <style:graphic-properties draw:stroke="none" draw:fill="gradient" draw:fill-gradient-name="gradient-4" draw:opacity="100%"/>
    </style:style>
    <style:style style:name="gr28" style:family="graphic" style:parent-style-name="standard">
      <style:graphic-properties draw:stroke="none" draw:fill="gradient" draw:fill-gradient-name="gradient-5" draw:opacity="100%"/>
    </style:style>
    <style:style style:name="gr29" style:family="graphic" style:parent-style-name="standard">
      <style:graphic-properties draw:stroke="none" draw:fill="gradient" draw:fill-gradient-name="gradient-6" draw:opacity="100%"/>
    </style:style>
    <style:style style:name="gr30" style:family="graphic" style:parent-style-name="standard">
      <style:graphic-properties draw:stroke="none" draw:fill="solid" draw:fill-color="#ffffff" draw:opacity="48%" draw:opacity-name="gradient-7"/>
    </style:style>
    <style:style style:name="gr31" style:family="graphic" style:parent-style-name="standard">
      <style:graphic-properties svg:stroke-width="0.2cm" svg:stroke-color="#4c4c4c" draw:marker-start-width="0.61cm" draw:marker-end-width="0.61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32" style:family="graphic" style:parent-style-name="standard">
      <style:graphic-properties svg:stroke-width="0.2cm" svg:stroke-color="#4c4c4c" draw:marker-start-width="0.61cm" draw:marker-end-width="0.61cm" draw:fill="solid" draw:fill-color="#ffffff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33" style:family="graphic" style:parent-style-name="standard">
      <style:graphic-properties svg:stroke-width="0.1cm" svg:stroke-color="#4c4c4c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4cm" svg:stroke-color="#4c4c4c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35" style:family="graphic" style:parent-style-name="standard">
      <style:graphic-properties svg:stroke-width="0.2cm" svg:stroke-color="#ffffff" draw:marker-start-width="0.61cm" draw:marker-end-width="0.61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36" style:family="graphic" style:parent-style-name="standard">
      <style:graphic-properties svg:stroke-width="0.2cm" svg:stroke-color="#ffffff" draw:marker-start-width="0.61cm" draw:marker-end-width="0.61cm" draw:fill="solid" draw:fill-color="#ffffff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37" style:family="graphic" style:parent-style-name="standard">
      <style:graphic-properties svg:stroke-width="0.1cm" svg:stroke-color="#ffffff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4cm" svg:stroke-color="#ffffff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style-name="Normal" style:font-pitch="variable" fo:font-size="54pt" style:font-size-asian="18pt" style:font-size-complex="18pt"/>
    </style:style>
    <style:style style:name="P3" style:family="paragraph">
      <style:paragraph-properties fo:text-align="center"/>
      <style:text-properties fo:font-family="'Arial Black'" style:font-style-name="Normal" style:font-pitch="variable" fo:font-size="54pt" style:font-size-asian="18pt" style:font-size-complex="18pt"/>
    </style:style>
    <style:style style:name="P4" style:family="paragraph">
      <style:text-properties fo:font-family="'DejaVu Sans'" style:font-style-name="Bold" style:font-family-generic="swiss" style:font-pitch="variable" fo:font-size="44pt" fo:font-weight="bold" style:font-size-asian="18pt" style:font-size-complex="18pt"/>
    </style:style>
    <style:style style:name="P5" style:family="paragraph">
      <style:paragraph-properties fo:text-align="center"/>
      <style:text-properties fo:font-family="'DejaVu Sans'" style:font-style-name="Bold" style:font-family-generic="swiss" style:font-pitch="variable" fo:font-size="80pt" fo:font-weight="bold" style:font-size-asian="18pt" style:font-size-complex="18pt"/>
    </style:style>
    <style:style style:name="P6" style:family="paragraph">
      <style:paragraph-properties fo:line-height="75%"/>
      <style:text-properties fo:font-family="'DejaVu Sans'" style:font-style-name="Bold" style:font-family-generic="swiss" style:font-pitch="variable" fo:font-size="66pt" fo:font-weight="bold" style:font-size-asian="18pt" style:font-size-complex="18pt"/>
    </style:style>
    <style:style style:name="T1" style:family="text">
      <style:text-properties fo:font-family="'Arial Black'" style:font-style-name="Normal" style:font-pitch="variable" fo:font-size="54pt" style:font-size-asian="18pt" style:font-size-complex="18pt"/>
    </style:style>
    <style:style style:name="T2" style:family="text">
      <style:text-properties fo:font-family="'DejaVu Sans'" style:font-style-name="Bold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4.8cm" svg:x="5.1cm" svg:y="9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4.4cm" svg:x="5.3cm" svg:y="9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8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cm" svg:y1="10cm" svg:x2="7.5cm" svg:y2="11.2cm">
          <text:p/>
        </draw:line>
        <draw:line draw:style-name="gr5" draw:text-style-name="P1" draw:layer="layout" svg:x1="9cm" svg:y1="10cm" svg:x2="7.5cm" svg:y2="11.2cm">
          <text:p/>
        </draw:line>
        <draw:line draw:style-name="gr5" draw:text-style-name="P1" draw:layer="layout" svg:x1="7.5cm" svg:y1="13cm" svg:x2="7.5cm" svg:y2="11.2cm">
          <text:p/>
        </draw:line>
        <draw:custom-shape draw:style-name="gr4" draw:text-style-name="P1" draw:layer="layout" svg:width="0.2cm" svg:height="0.2cm" svg:x="8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5cm" svg:y1="12.8cm" svg:x2="7.5cm" svg:y2="11.4cm">
          <text:p/>
        </draw:line>
        <draw:line draw:style-name="gr6" draw:text-style-name="P1" draw:layer="layout" svg:x1="7.659cm" svg:y1="11.073cm" svg:x2="8.817cm" svg:y2="10.146cm">
          <text:p/>
        </draw:line>
        <draw:line draw:style-name="gr6" draw:text-style-name="P1" draw:layer="layout" svg:x1="7.326cm" svg:y1="11.067cm" svg:x2="6.168cm" svg:y2="10.14cm">
          <text:p/>
        </draw:line>
        <draw:frame draw:style-name="gr7" draw:text-style-name="P2" draw:layer="layout" svg:width="5.9cm" svg:height="2.935cm" svg:x="10.4cm" svg:y="8.965cm">
          <draw:text-box>
            <text:p><text:span text:style-name="T1">Live</text:span></text:p>
          </draw:text-box>
        </draw:frame>
        <draw:frame draw:style-name="gr8" draw:text-style-name="P2" draw:layer="layout" svg:width="5.37cm" svg:height="2.935cm" svg:x="10.4cm" svg:y="10.965cm">
          <draw:text-box>
            <text:p><text:span text:style-name="T1">Shift</text:span></text:p>
          </draw:text-box>
        </draw:frame>
        <draw:custom-shape draw:style-name="gr3" draw:text-style-name="P1" draw:layer="layout" svg:width="0.8cm" svg:height="0.8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5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8.207cm" svg:height="7.775cm" svg:x="3.9cm" svg:y="14.724cm" svg:viewBox="0 0 8208 7776" svg:d="m25 0h8158l25 25-25 25h-25l25 26 25 1078-25 25v76l25 25v74l-25 25v177l25 25v225l-25 26v827l25 25v276l-25 26v2733l-25 25h-3640l-3087 51v49l-25 25-25-25v-49h-51l-25 25h-125l-25-25h-25l-25 25h-51l-25-25h-25l-25 25h-326l-26-25v25l-25 24-25-24h-552l-25-25v-202l25-25 25-175-25-4991-25-76 25-50 25-25h251l151 25 25 25-25 25-101 76-50 50v24l50 51 101 25 25-25v-26l26-25h24l100-99h26l-26-26v-50l26-25h200l25-25 25 25-50 50h75l-25-25 25-25h152l50-50h25l25 25h1104l25 25-25 25h-1179l-25 25-126 51-101 25h-49l-51-51h-25v26l25 25 1330 50 26 24-26 25h-326l25 26h4317v-26h-577l-25-25 25-24h577l25-25h125l25 25 101 24h25l51 51 25 75v276l25 25v51l-25 25v577l25 200 25 25 25-25v-1204l25-51 50-49h25l76-25-26-25-25 25-25-25v-25l25-26-50-25h-4292l-25-25 25-25h1732l25-25h201l25 25h2536l25 25h1053l25-25v-25l25-25h25l76-75h25l-25-25h-1456l-25-25 25-25h-6525l-25-26h-26l26 26 75 25h6350l25 25-25 25h-6400l-25 24-51-49-25-50v-51zm301 678 25 25v426l-25 25v25l25 25v4189l-25 25 50 51h7506l50-26 24-25v-4114l25 25-25 25 75 4089 26 51 50 49h25l25 25v25l-100-25-51-49-1078-25h-5121l-25 25h-1481v-2760l25-25v-25l-25-24v-276l25-25v-1230l-25-25zm6400-552 553 25-25 26h-201l-26 25 26 25v25l-26 24v25l26 25 25-25h50l-50 51v25l25 25h50v76h-50l-25-51v-50l-51-51h-50l-24 26 24 25h50v50h-25l-25 25v76l-49-25-51-51-25 26v25l51 49h25l49 25 25 25v26h-25l-24-26h-25l-25 26-51 75v175l25 25 51 26 49 50v25l-74 76 25 25v24l-51-49h-25l-25 25v49h-50v-878l-26-24h-25v-25h25l26-25v-25l-26-26h-25zm-3890 201h1305l26 25 551 25 26-25 75 25 25 25h100l25-25h227l602 101 25 25-25 24 25 25h25l201 202 25 74 75 853v1305l-126 1028-50 151v25l25 24v101h-25l-24-25h-126l-25-25h-25l-51 25-1656 276h-1105l-802-76v-24h75l24 24 1833 50 552-50 101-24 25-25-25-25h-76l-25 25h-75l-25-25h-25l-25 25h-528l-25 25h-175l-25-25h-176l-25 25h-100l-26-25-1656-76-527-75h-50l-50 25h-101l-25-25v-150l-76-628-25-25-24-1855 49-552 76-402 176-200h50l24 25h76l25-25-25-25h50l25 25h76l25-25-25-26 50-25h125l25 25h51l25-25v-25h50l-25 25 25 25zm5798-50-25 25h-151l-25 25v26h-175l25-26-25-25h-25v-25zm627 4039-25 25-101 49h-25l-25-24h-878l-76-50-25-51v-75l25 25v25l25 25 76 26h225l26-26h702l26-25 25-1129-25-25v-50l25-25v-26l-25-24v-50l25-25v-101l-25-25v-175l25-25zm-7253 1002 24 1030 75 74h5698l50-24 50-50v-377l26 25v352l-26 99-50 51h-5798l-49-26zm6676-3988h74l51 25 75 76 25 50v125l-25 50-25 25h-25l-25 26v25l25 25h25l50-50v25l-25 25-75 50h-201l-75-50-51-50-25-51v-50l25-24 26-101v-25l75-76zm101 703h99l26 25 50 26h25l51 49 25 75v177l-126 125-51 25h-99l-101-51-75-75-26-49-25-76v-25l25-25 26-51v-50l50-49h50l51-26zm427 778 24 476-24 25v151l24 25v24l-24 26v25l24 25v25l-24 25v51l24 25v552l-24 25v25l24 25v175h-803l-25-25v-802l25-25v-26l-25-25v-777zm-6175 2984 25 25v76l177-50h74l25 25h25l26-25h25l50 25 76 75v201l-25 25-101 527v275l-25 26-26-26h-25l-25 26-100 577-50 50-151 50-25-25 25-25h-25l-25 25-75-50-25-25v-276l76-552 74-929zm6652 101h301l51 51 24 49 151 1380 25 26v150l-50 50-176-50-50-51-276-1253-50-202v-99z">
          <text:p/>
        </draw:path>
        <draw:g>
          <draw:custom-shape draw:style-name="gr3" draw:text-style-name="P1" draw:layer="layout" svg:width="0.8cm" svg:height="0.8cm" svg:x="8.4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7.2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8cm" svg:y1="16.2cm" svg:x2="7.3cm" svg:y2="17.4cm">
            <text:p/>
          </draw:line>
          <draw:line draw:style-name="gr5" draw:text-style-name="P1" draw:layer="layout" svg:x1="8.8cm" svg:y1="16.2cm" svg:x2="7.3cm" svg:y2="17.4cm">
            <text:p/>
          </draw:line>
          <draw:line draw:style-name="gr5" draw:text-style-name="P1" draw:layer="layout" svg:x1="7.3cm" svg:y1="19.2cm" svg:x2="7.3cm" svg:y2="17.4cm">
            <text:p/>
          </draw:line>
          <draw:custom-shape draw:style-name="gr4" draw:text-style-name="P1" draw:layer="layout" svg:width="0.2cm" svg:height="0.2cm" svg:x="8.7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3cm" svg:y1="19cm" svg:x2="7.3cm" svg:y2="17.6cm">
            <text:p/>
          </draw:line>
          <draw:line draw:style-name="gr6" draw:text-style-name="P1" draw:layer="layout" svg:x1="7.459cm" svg:y1="17.273cm" svg:x2="8.617cm" svg:y2="16.346cm">
            <text:p/>
          </draw:line>
          <draw:line draw:style-name="gr6" draw:text-style-name="P1" draw:layer="layout" svg:x1="7.126cm" svg:y1="17.267cm" svg:x2="5.968cm" svg:y2="16.34cm">
            <text:p/>
          </draw:line>
          <draw:custom-shape draw:style-name="gr3" draw:text-style-name="P1" draw:layer="layout" svg:width="0.8cm" svg:height="0.8cm" svg:x="5.4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5.7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8cm" svg:height="0.8cm" svg:x="6.9cm" svg:y="1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7.2cm" svg:y="1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2" draw:layer="layout" svg:width="5.9cm" svg:height="2.935cm" svg:x="12.4cm" svg:y="15.065cm">
            <draw:text-box>
              <text:p><text:span text:style-name="T1">Live</text:span></text:p>
            </draw:text-box>
          </draw:frame>
          <draw:frame draw:style-name="gr8" draw:text-style-name="P2" draw:layer="layout" svg:width="5.37cm" svg:height="2.935cm" svg:x="12.4cm" svg:y="17.065cm">
            <draw:text-box>
              <text:p><text:span text:style-name="T1">Shift</text:span></text:p>
            </draw:text-box>
          </draw:frame>
        </draw:g>
      </draw:page>
      <draw:page draw:name="page2" draw:style-name="dp1" draw:master-page-name="Default">
        <draw:custom-shape draw:style-name="gr10" draw:text-style-name="P1" draw:layer="layout" svg:width="19.69cm" svg:height="4.9cm" svg:x="1.01cm" svg:y="3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0.8cm" svg:height="0.8cm" svg:x="9.8cm" svg:y="1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8.6cm" svg:y="1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2cm" svg:y1="17.5cm" svg:x2="8.7cm" svg:y2="18.7cm">
            <text:p/>
          </draw:line>
          <draw:line draw:style-name="gr5" draw:text-style-name="P1" draw:layer="layout" svg:x1="10.2cm" svg:y1="17.5cm" svg:x2="8.7cm" svg:y2="18.7cm">
            <text:p/>
          </draw:line>
          <draw:line draw:style-name="gr5" draw:text-style-name="P1" draw:layer="layout" svg:x1="8.7cm" svg:y1="20.5cm" svg:x2="8.7cm" svg:y2="18.7cm">
            <text:p/>
          </draw:line>
          <draw:custom-shape draw:style-name="gr4" draw:text-style-name="P1" draw:layer="layout" svg:width="0.2cm" svg:height="0.2cm" svg:x="10.1cm" svg:y="17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1" draw:layer="layout" svg:x1="8.7cm" svg:y1="20.3cm" svg:x2="8.7cm" svg:y2="18.9cm">
            <text:p/>
          </draw:line>
          <draw:line draw:style-name="gr6" draw:text-style-name="P1" draw:layer="layout" svg:x1="8.859cm" svg:y1="18.573cm" svg:x2="10.017cm" svg:y2="17.646cm">
            <text:p/>
          </draw:line>
          <draw:line draw:style-name="gr6" draw:text-style-name="P1" draw:layer="layout" svg:x1="8.526cm" svg:y1="18.567cm" svg:x2="7.368cm" svg:y2="17.64cm">
            <text:p/>
          </draw:line>
          <draw:custom-shape draw:style-name="gr3" draw:text-style-name="P1" draw:layer="layout" svg:width="0.8cm" svg:height="0.8cm" svg:x="6.8cm" svg:y="1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7.1cm" svg:y="17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8cm" svg:height="0.8cm" svg:x="8.3cm" svg:y="20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8.6cm" svg:y="20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1" draw:text-style-name="P3" draw:layer="layout" svg:width="1.078cm" svg:height="1.363cm" svg:x="11.19cm" svg:y="17.223cm" svg:viewBox="0 0 1079 1364" svg:d="m0 0c140 0 281 0 421 0 0 343 0 685 0 1028 220 0 439 0 658 0 0 112 0 224 0 336-360 0-719 0-1079 0 0-455 0-909 0-1364z">
              <text:p/>
            </draw:path>
            <draw:path draw:style-name="gr11" draw:text-style-name="P3" draw:layer="layout" svg:width="0.378cm" svg:height="1.363cm" svg:x="12.448cm" svg:y="17.222cm" svg:viewBox="0 0 379 1364" svg:d="m0 0c126 0 252 0 379 0 0 86 0 172 0 258-127 0-253 0-379 0 0-86 0-172 0-258zm0 376c126 0 252 0 379 0 0 329 0 658 0 988-127 0-253 0-379 0 0-330 0-659 0-988z">
              <text:p/>
            </draw:path>
            <draw:path draw:style-name="gr11" draw:text-style-name="P3" draw:layer="layout" svg:width="1.165cm" svg:height="0.987cm" svg:x="12.957cm" svg:y="17.599cm" svg:viewBox="0 0 1166 988" svg:d="m0 0c131 0 263 0 394 0 64 209 128 417 192 626 66-209 132-417 198-626 128 0 255 0 382 0-139 329-279 658-419 988-112 0-224 0-336 0-137-330-274-659-411-988z">
              <text:p/>
            </draw:path>
            <draw:path draw:style-name="gr11" draw:text-style-name="P3" draw:layer="layout" svg:width="1.143cm" svg:height="1.031cm" svg:x="14.135cm" svg:y="17.576cm" svg:viewBox="0 0 1144 1032" svg:d="m1144 610h-759c7 61 23 106 49 136 37 43 85 64 144 64 37 0 72-9 106-28 20-12 42-33 66-62l373 34c-57 99-126 170-207 214-80 43-196 64-347 64-131 0-234-18-309-55-75-37-137-96-186-176s-74-175-74-283c0-154 49-279 148-375 99-95 236-143 410-143 142 0 253 21 335 64 82 43 144 105 187 186s64 187 64 317zm-385-138c-7-73-27-126-59-157-32-32-74-48-126-48-60 0-108 24-144 72-23 30-38 74-44 133z">
              <text:p/>
            </draw:path>
          </draw:g>
          <draw:g>
            <draw:path draw:style-name="gr12" draw:text-style-name="P3" draw:layer="layout" svg:width="1.236cm" svg:height="1.409cm" svg:x="11.116cm" svg:y="19.199cm" svg:viewBox="0 0 1237 1410" svg:d="m0 923h401c9 62 26 109 53 141 43 52 105 78 186 78 60 0 106-14 139-42 33-28 49-61 49-98 0-36-16-67-47-95-31-28-103-54-215-79-185-42-317-97-396-166-79-69-119-156-119-263 0-70 20-136 61-199 41-62 102-111 183-147 82-35 194-53 336-53 174 0 307 33 398 100s146 173 163 319h-397c-10-58-32-100-66-126-34-26-81-39-140-39-49 0-86 10-111 31s-37 46-37 76c0 22 10 41 31 58 19 18 67 35 141 51 184 39 316 80 396 120 79 41 137 91 174 151 36 60 54 128 54 202 0 87-24 168-72 242-49 74-116 130-203 168-87 38-196 57-329 57-231 0-392-46-481-137-90-92-140-208-152-350z">
              <text:p/>
            </draw:path>
            <draw:path draw:style-name="gr12" draw:text-style-name="P3" draw:layer="layout" svg:width="1.044cm" svg:height="1.362cm" svg:x="12.54cm" svg:y="19.223cm" svg:viewBox="0 0 1045 1363" svg:d="m0 0h379v502c51-53 102-91 153-114 51-23 111-35 181-35 102 0 184 32 243 94 59 63 89 159 89 289v627h-381v-543c0-62-11-106-34-131s-55-39-97-39c-46 0-83 17-112 52-28 35-42 97-42 187v474h-379z">
              <text:p/>
            </draw:path>
            <draw:path draw:style-name="gr12" draw:text-style-name="P3" draw:layer="layout" svg:width="0.378cm" svg:height="1.363cm" svg:x="13.824cm" svg:y="19.222cm" svg:viewBox="0 0 379 1364" svg:d="m0 0c126 0 252 0 379 0 0 86 0 172 0 258-127 0-253 0-379 0 0-86 0-172 0-258zm0 376c126 0 252 0 379 0 0 329 0 658 0 988-127 0-253 0-379 0 0-330 0-659 0-988z">
              <text:p/>
            </draw:path>
            <draw:path draw:style-name="gr12" draw:text-style-name="P3" draw:layer="layout" svg:width="0.781cm" svg:height="1.386cm" svg:x="14.346cm" svg:y="19.199cm" svg:viewBox="0 0 782 1387" svg:d="m521 399h180v277h-180v711h-380v-711h-141v-277h141v-45c0-40 5-84 13-133 9-48 25-88 49-118s58-56 101-75c43-19 106-28 189-28 66 0 163 8 289 23l-42 229c-45-7-81-11-109-11-34 0-59 6-74 17-15 12-25 30-31 54-4 14-5 43-5 87z">
              <text:p/>
            </draw:path>
            <draw:path draw:style-name="gr12" draw:text-style-name="P3" draw:layer="layout" svg:width="0.74cm" svg:height="1.385cm" svg:x="15.124cm" svg:y="19.222cm" svg:viewBox="0 0 741 1386" svg:d="m519 0v376h208v276h-208v351c0 42 4 70 12 83 13 21 34 32 65 32 28 0 67-8 117-24l28 261c-93 20-181 31-262 31-94 0-164-12-208-37-45-24-78-60-99-110s-32-129-32-239v-348h-140v-276h140v-182z">
              <text:p/>
            </draw:path>
          </draw:g>
        </draw:g>
        <draw:g>
          <draw:path draw:style-name="gr9" draw:text-style-name="P1" draw:layer="layout" svg:width="11.47cm" svg:height="10.867cm" svg:x="19cm" svg:y="10.9cm" svg:viewBox="0 0 11471 10868" svg:d="m35 0h11401l35 35-35 35h-35l35 35 35 1507-35 35v106l35 35v105l-35 35v245l35 35v316l-35 35v1157l35 35v386l-35 35v3821l-35 35h-5086l-4315 70v70l-35 35-35-35v-70h-71l-35 35h-175l-35-35h-35l-35 35h-70l-36-35h-35l-35 35h-456l-35-35v35l-35 35-35-35h-772l-35-35v-281l35-35 35-245-35-6976-35-106 35-70 35-35h351l211 35 35 35-35 35-141 106-70 70v35l70 70 141 35 35-35v-35l35-35h35l140-140h35l-35-36v-70l35-35h281l35-35 35 35-70 70h105l-35-35 35-35h211l70-70h35l35 35h1544l35 35-35 35h-1649l-35 35-176 71-140 35h-70l-70-71h-36v36l36 35 1859 70 35 35-35 35h-456l35 35h6033v-35h-807l-35-35 35-35h807l35-35h176l35 35 140 35h35l70 70 35 105v386l36 35v70l-36 35v806l36 281 35 35 35-35v-1683l35-70 70-70h35l105-35-35-35-35 35-35-35v-35l35-36-70-35h-5998l-35-35 35-35h2421l35-35h280l35 35h3543l35 35h1473l35-35v-35l35-35h36l105-105h35l-35-35h-2035l-35-35 35-35h-9121l-35-35h-35l35 35 106 35h8875l35 35-35 35h-8946l-35 35-70-70-35-70v-70zm3228 561 1368 35 35 35-35 35h-1438l-36-35 36-35zm3963 0 35 35-35 35h-2385l-35-35 35-35zm-4315 350 35 35v596l-35 35v36l35 35v5854l-35 35 70 70h10489l70-35 35-35v-5749l35 35-35 35 106 5714 35 70 70 70h35l35 35v35l-140-35-71-70-1508-35h-7156l-35 35h-2070v-3856l35-35v-35l-35-35v-385l35-36v-1718l-35-35zm8945-771 772 35-35 35h-281l-35 35 35 35v35l-35 35v36l35 35 35-35h70l-70 70v35l35 35h71v105h-71l-35-70v-70l-70-70h-70l-35 35 35 35h70v70h-35l-35 35v105l-70-35-70-70-35 35v35l70 70h35l70 35 35 35v35h-35l-35-35h-35l-35 35-70 105v246l35 35 70 35 70 70v35l-105 105 35 35v36l-70-71h-35l-36 35v71h-70v-1228l-35-35h-35v-35h35l35-35v-35l-35-35h-35zm-3893 140 35 35 386 36h351v35h-176l-35-35-1719-36-35 36h-561l35-36zm3823-35h245l36 35h140l35-35h351l-35 35-70 36h-351l-316-36zm-3683 106h1825l35 35 770 35 36-35 105 35 35 35h140l35-35h316l842 140 35 35-35 35 35 35h35l281 281 35 105 105 1192v1823l-175 1437-70 210v35l35 35v140h-35l-35-35h-176l-35-35h-35l-70 35-2315 386h-1543l-1123-105v-35h105l35 35 2561 70 771-70 141-35 35-35-35-35h-106l-35 35h-104l-35-35h-35l-35 35h-737l-35 35h-246l-35-35h-245l-35 35h-141l-35-35-2315-106-737-105h-70l-70 35h-141l-35-35v-210l-105-876-35-35-35-2594 70-772 105-561 246-280h70l35 35h105l35-35-35-35h70l36 35h105l35-35-35-35 70-35h175l35 35h71l35-35v-35h70l-35 35 35 35zm8103-70-35 35h-211l-35 35v35h-245l35-35-35-35h-35v-35zm-386-35 35 35-70 70h-35l-35-35 35-35zm1333 5644-35 35-141 70h-35l-35-35h-1228l-105-70-35-71v-105l35 35v35l35 35 105 36h316l35-36h983l35-35 35-1576-35-35v-71l35-35v-35l-35-35v-70l35-35v-140l-35-35v-246l35-35zm-10138 1402 35 1437 105 105h7963l70-35 70-70v-526l35 35v491l-35 141-70 70h-8103l-70-35zm9331-5574h105l70 35 105 105 36 70v176l-36 70-35 35h-35l-35 35v35l35 35h35l71-70v35l-36 35-105 70h-280l-106-70-70-70-35-70v-70l35-36 35-140v-35l105-105zm141 982h140l35 35 70 35h35l71 70 35 105v246l-176 175-70 35h-140l-141-70-105-105-35-71-35-105v-35l35-35 35-70v-70l70-70h71l70-35zm596 1087 35 666-35 35v210l35 35v35l-35 35v35l35 36v35l-35 35v70l35 35v770l-35 35v35l35 35v246h-1122l-36-35v-1121l36-35v-35l-36-35v-1087zm983 2453h70l70 70v70h-386l-35-35v-35l70-35h35l35 35h71zm-9542 1648 35 35v105l246-70h105l35 35h35l35-35h35l70 35 106 105v281l-35 35-141 736v386l-35 35-35-35h-35l-35 35-140 806-71 70-210 71-35-35 35-36h-35l-35 36-105-71-36-35v-385l106-772 105-1297zm9296 140h421l70 70 35 71 211 1928 35 35v210l-70 70-246-70-70-70-386-1753-70-280v-141z">
            <text:p/>
          </draw:path>
          <draw:path draw:style-name="gr13" draw:text-style-name="P1" draw:layer="layout" svg:width="0.911cm" svg:height="0.209cm" svg:x="26.016cm" svg:y="12.092cm" svg:viewBox="0 0 912 210" svg:d="m35 0h140l70 70-35 35h-175l-35-35v-35zm842 70 70 70-35 35h-106l-35-35 35-35z">
            <text:p/>
          </draw:path>
          <draw:path draw:style-name="gr14" draw:text-style-name="P1" draw:layer="layout" svg:width="11.365cm" svg:height="10.166cm" svg:x="19.035cm" svg:y="11.075cm" svg:viewBox="0 0 11366 10167" svg:d="m35 0h105l36 35-106 105-35-35-35-70zm351-35 35 35h246l35 35v35l-35 35-35-35h-246l-35-35v-35zm2456-35 666 35 35 35-35 35h-631l-70-70zm2982 0h526l35 35-35 35-281 35h-140l-105-35-35-35zm-4175 70 35 35-70 70-35-35zm70 596h175l70 70-35 36-140 35h-70l-35-35v-71zm6033-35h245l141 35 35 35v36l-35 35h-35l-35-35h-281l-70-71zm491-35h105l35 35h106l35-35h70l35 35-70 71-70 35h-71l-35-35-105 35-35 35-35-35v-106zm2350 2349 36 36-71 70-35-35zm597 701 35 35v526l-35 35h-35l-35-35v-246l35-280zm-1860 1367 35 35v1156l35 35v491l-35 35-35-35-35-1682zm1544 911h70l35 35-35 35-70 35h-35l-35-35zm-456 0 35 35-71 70h-105l-35-35 35-35zm-9050 210 35 36v420l70 70-35 35-105-105v-420zm10173-36 35 36v35l-35 70-35 35-35-35v-35l35-70zm-1930 561 35 35-70 70-35-35zm2351 105 35 35v35l35 70 35 35h35l70 70v35l-35 35-140-35-106-105 35-35h36v-35l-36-35v-35zm-10839 140 35 35-70 70h-35l-35-35 35-35zm1228 561h35l35 35 35 70v35l-35 35-106-105v-35zm8665 0h105l35 35-35 35-140 35-35-35zm421-70h70l70 70-35 35-105-35-35-35zm0 1578 35 35-35 70-35 35-35-35v-35zm70 140h35l35 35v71l-35 35-35-35-35-71z">
            <text:p/>
          </draw:path>
          <draw:path draw:style-name="gr15" draw:text-style-name="P1" draw:layer="layout" svg:width="11.54cm" svg:height="10.761cm" svg:x="19cm" svg:y="10.935cm" svg:viewBox="0 0 11541 10762" svg:d="m11436 0h35l35 35 35 1157v6871l-35 35h-772v35l-35 35h-35v280l35 35 211 1648 70 491-70 70h-35l-35-35v-350l-35-35-35-106-211-1753-35-35h-70l-35 35h-176l-35-35h-105l-35 35v176l35 35 421 1893 246 140 35 35v35l-35 35h-36l-35-35h-210l-35-35-70-455-35-106-36-70-245-1122-35-35v316l35 385 35 35v211l-35 35h-386l-35-35-281-1718-35-70h-5261l-35-35 35-35 5366-35 35 35 1930-35 35-2699-35-35v-246l35-35v-4452l-35-36v-420zm-11366 35 35 35v70l35 35 35-35 71-35h140l35 35v35h246l35 35v-35h-246l-35-35 35-35h2351l70 70h70l-35-35 35-35 70 70h105l-35-35 35-35h6841l35-35h1333l70 70-281 245h-1052l-35-35h-3964l-35-35h-280l-35 35-4000-35-35-35h-105l-70 70h-141l-35-35h-105l-35 35h-281l-35-35h-105l-35 35h-246l-35-35h-351v35l-35 35-35-35v-280zm281 315h140l35 35v36l-35 35-35-35h-70l-35 35-35-35v-36zm175 211 35 35v6906l5578 35 5016-35v-5995l35-35 35 35v1929l35 35v806l-35 35v421l35 35v911l36 35v245l-36 35v246l36 35v1227l35 35v35l-35 35-71 35h-982l-35-35h-8489l-35 35h-1158l-35-35-35-105v-245l35-36v-6625zm9857 386 70 70h211l35 35v35l-35 35h-211v35l-35 35h-70l-70-70h-140l-35-35v-35l35-35h210v-35zm-561 0h105l35 35v70l-70 105-35 35h-70l-70-70v-35l70-105zm-7226 0h175l35 35-35 35-175 35-35-35v-35zm4910 0h105l316 35 141 35 35 35-35 35h-176l-281-35-105-35-35-35zm-5647 70h35l35 35-35 35-70 35-35-35zm6419-70h105l70 35 35 35-35 35h-35l-140-35-35-35zm2175 456h70l70 35 105 105 71 105v176l-35 70-71 70h-35v35h35l71-70 35 35-35 70-36 35-105 70h-245l-35-35-71-35h-35l-70-70v-35l-35-70-35-35v-35l35-141 35-70 140-140 71-35zm70 1017h140l35 35 70 35h35l106 105 35 105v210l-35 71-176 175-140 35h-35l-35-35-141-35h-35l-35-35-70-105-35-141v-70l35-175 105-105zm527 1052 35 35h70l35-35 70 35 35 35v876l35 35v35l-35 35v211l35 35v35l-35 35v35l35 35v70l-35 35v141l35 35v35l-35 34v35l35 35v70l-35 35v35l35 35v35l-35 35v316l-35 35h-281l-35-35h-35l-35 35h-175l-35-35h-106l-35 35h-175l-211-35-35-35v-1121l35-35v-35l-35-35v-947l35-35v-35l-35-35v-35l35-35zm-8769 385 35 35v2804l70 70h7998l70-35 35-35v-491l35-35 35 35v632l-35 35-105 70h-3507l-35-35h-667l-35 35h-246l-35-35h-35l-35 35h-3438l-70-35-70-70v-2945zm10173 246 35 35v1017l35 34v315l-35 35v246l35 35v385l-70 141-35 35h-1404l-70-35-105-105v-141l35-35 35 35v35l70 70h1123l281-35 35-70v-1962zm-1263 1787h280l70 35 36 35-36 35-245 35-105-35-35-35v-35zm982-35h70l35 35 35 70-70 70h-351l-70-70v-35l35-35h281zm-8524 1543 35 35v175l-176 1157-35 281-35 140-35 35-70 35h-35l-35-35h-176l-35-35v-175l35-36v-35l-35-35v-35l176-1052 35-35v-35l-35-105-35 35h-36l-35-35h-280l-35 35h-71l-35-35h-35l-35 35v105l-35 35-35-35v-350l35-35z">
            <text:p/>
          </draw:path>
        </draw:g>
        <draw:frame draw:style-name="gr16" draw:text-style-name="P4" draw:layer="layout" svg:width="8.266cm" svg:height="2.063cm" svg:x="6.7cm" svg:y="12.9cm">
          <draw:text-box>
            <text:p text:style-name="P4"><text:span text:style-name="T2">LiveShift</text:span></text:p>
          </draw:text-box>
        </draw:frame>
        <draw:frame draw:style-name="gr16" draw:text-style-name="P4" draw:layer="layout" svg:width="4.676cm" svg:height="3.875cm" svg:x="11.4cm" svg:y="24.525cm">
          <draw:text-box>
            <text:p text:style-name="P4"><text:span text:style-name="T2">Live</text:span></text:p>
            <text:p text:style-name="P4"><text:span text:style-name="T2">Shift</text:span></text:p>
          </draw:text-box>
        </draw:frame>
        <draw:frame draw:style-name="gr16" draw:text-style-name="P4" draw:layer="layout" svg:width="8.266cm" svg:height="2.063cm" svg:x="11cm" svg:y="22.338cm">
          <draw:text-box>
            <text:p text:style-name="P4"><text:span text:style-name="T2">LiveShift</text:span></text:p>
          </draw:text-box>
        </draw:frame>
        <draw:g>
          <draw:custom-shape draw:style-name="gr3" draw:text-style-name="P1" draw:layer="layout" svg:width="0.8cm" svg:height="0.8cm" svg:x="5.4cm" svg:y="11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4.2cm" svg:y="1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8cm" svg:y1="12.3cm" svg:x2="4.3cm" svg:y2="13.5cm">
            <text:p/>
          </draw:line>
          <draw:line draw:style-name="gr5" draw:text-style-name="P1" draw:layer="layout" svg:x1="5.8cm" svg:y1="12.3cm" svg:x2="4.3cm" svg:y2="13.5cm">
            <text:p/>
          </draw:line>
          <draw:line draw:style-name="gr5" draw:text-style-name="P1" draw:layer="layout" svg:x1="4.3cm" svg:y1="15.3cm" svg:x2="4.3cm" svg:y2="13.5cm">
            <text:p/>
          </draw:line>
          <draw:custom-shape draw:style-name="gr4" draw:text-style-name="P1" draw:layer="layout" svg:width="0.2cm" svg:height="0.2cm" svg:x="5.7cm" svg:y="12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1" draw:layer="layout" svg:x1="4.3cm" svg:y1="15.1cm" svg:x2="4.3cm" svg:y2="13.7cm">
            <text:p/>
          </draw:line>
          <draw:line draw:style-name="gr6" draw:text-style-name="P1" draw:layer="layout" svg:x1="4.459cm" svg:y1="13.373cm" svg:x2="5.617cm" svg:y2="12.446cm">
            <text:p/>
          </draw:line>
          <draw:line draw:style-name="gr6" draw:text-style-name="P1" draw:layer="layout" svg:x1="4.126cm" svg:y1="13.367cm" svg:x2="2.968cm" svg:y2="12.44cm">
            <text:p/>
          </draw:line>
          <draw:custom-shape draw:style-name="gr3" draw:text-style-name="P1" draw:layer="layout" svg:width="0.8cm" svg:height="0.8cm" svg:x="2.4cm" svg:y="11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2.7cm" svg:y="12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8cm" svg:height="0.8cm" svg:x="3.9cm" svg:y="14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4.2cm" svg:y="15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ath draw:style-name="gr17" draw:text-style-name="P5" draw:layer="layout" svg:width="1.46cm" svg:height="2.056cm" svg:x="6.319cm" svg:y="5.185cm" svg:viewBox="0 0 1461 2057" svg:d="m0 0c177 0 354 0 530 0 0 552 0 1104 0 1656 311 0 621 0 931 0 0 133 0 267 0 401-487 0-974 0-1461 0 0-686 0-1371 0-2057z">
            <text:p/>
          </draw:path>
          <draw:path draw:style-name="gr17" draw:text-style-name="P5" draw:layer="layout" svg:width="0.492cm" svg:height="2.143cm" svg:x="8.092cm" svg:y="5.098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754cm" svg:height="1.542cm" svg:x="8.863cm" svg:y="5.698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7" draw:text-style-name="P5" draw:layer="layout" svg:width="1.655cm" svg:height="1.619cm" svg:x="10.778cm" svg:y="5.661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  <draw:path draw:style-name="gr17" draw:text-style-name="P5" draw:layer="layout" svg:width="1.622cm" svg:height="2.133cm" svg:x="12.773cm" svg:y="5.147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7" draw:text-style-name="P5" draw:layer="layout" svg:width="1.55cm" svg:height="2.142cm" svg:x="14.84cm" svg:y="5.098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7" draw:text-style-name="P5" draw:layer="layout" svg:width="0.492cm" svg:height="2.143cm" svg:x="16.846cm" svg:y="5.098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197cm" svg:height="2.142cm" svg:x="17.629cm" svg:y="5.098cm" svg:viewBox="0 0 1198 2143" svg:d="m1198 0v324h-272c-70 0-119 12-146 38s-42 69-42 131v107h422v353h-422v1190h-493v-1190h-245v-353h245v-107c0-168 47-292 141-373s238-120 435-120z">
            <text:p/>
          </draw:path>
          <draw:path draw:style-name="gr17" draw:text-style-name="P5" draw:layer="layout" svg:width="1.246cm" svg:height="1.98cm" svg:x="18.839cm" svg:y="5.26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8" draw:text-style-name="P1" draw:layer="layout" svg:width="0.8cm" svg:height="0.8cm" svg:x="4.51cm" svg:y="4.3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3.31cm" svg:y="5.8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1.91000401593217cm 4.69999498011923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4.91cm 4.7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3.41cm 7.7cm)" svg:viewBox="0 0 1800 0" svg:d="m0 0c600 0 1200 0 1800 0">
            <text:p/>
          </draw:path>
          <draw:path draw:style-name="gr19" draw:text-style-name="P1" draw:layer="layout" svg:width="0.2cm" svg:height="0.2cm" svg:x="4.81cm" svg:y="4.6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3.41cm 7.5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3.569cm 5.773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3.23596611058817cm 5.7670423311742cm)" svg:viewBox="0 0 1483 0" svg:d="m0 0c494 0 989 0 1483 0">
            <text:p/>
          </draw:path>
          <draw:path draw:style-name="gr18" draw:text-style-name="P1" draw:layer="layout" svg:width="0.8cm" svg:height="0.8cm" svg:x="1.51cm" svg:y="4.3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1.81cm" svg:y="4.6cm" svg:viewBox="0 0 201 201" svg:d="m99 0c56 0 100 43 100 99s-44 100-100 100-99-44-99-100 43-99 99-99zm-99 0zm201 201z">
            <text:p/>
          </draw:path>
          <draw:path draw:style-name="gr18" draw:text-style-name="P1" draw:layer="layout" svg:width="0.8cm" svg:height="0.8cm" svg:x="3.01cm" svg:y="7.3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3.31cm" svg:y="7.6cm" svg:viewBox="0 0 201 201" svg:d="m99 0c56 0 100 43 100 99s-44 100-100 100-99-44-99-100 43-99 99-99zm-99 0zm201 201z">
            <text:p/>
          </draw:path>
        </draw:g>
        <draw:frame draw:style-name="gr20" draw:text-style-name="P1" draw:layer="layout" svg:width="7.328cm" svg:height="8.299cm" svg:x="-5.528cm" svg:y="9.701cm">
          <draw:image xlink:href="Pictures/10000201000002100000025603DDB470.png" xlink:type="simple" xlink:show="embed" xlink:actuate="onLoad">
            <text:p/>
          </draw:image>
        </draw:frame>
      </draw:page>
      <draw:page draw:name="page3" draw:style-name="dp1" draw:master-page-name="Default">
        <draw:g>
          <draw:path draw:style-name="gr17" draw:text-style-name="P5" draw:layer="layout" svg:width="1.622cm" svg:height="2.133cm" svg:x="11.716cm" svg:y="18.148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7" draw:text-style-name="P5" draw:layer="layout" svg:width="1.55cm" svg:height="2.142cm" svg:x="13.783cm" svg:y="18.099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7" draw:text-style-name="P5" draw:layer="layout" svg:width="0.492cm" svg:height="2.143cm" svg:x="15.789cm" svg:y="18.099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197cm" svg:height="2.142cm" svg:x="16.572cm" svg:y="18.099cm" svg:viewBox="0 0 1198 2143" svg:d="m1198 0v324h-272c-70 0-119 12-146 38s-42 69-42 131v107h422v353h-422v1190h-493v-1190h-245v-353h245v-107c0-168 47-292 141-373s238-120 435-120z">
            <text:p/>
          </draw:path>
          <draw:path draw:style-name="gr17" draw:text-style-name="P5" draw:layer="layout" svg:width="1.246cm" svg:height="1.98cm" svg:x="17.782cm" svg:y="18.261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8" draw:text-style-name="P1" draw:layer="layout" svg:width="0.8cm" svg:height="0.8cm" svg:x="11.539cm" svg:y="16.7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10.339cm" svg:y="18.299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8.93900401593217cm 17.1989949801192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11.939cm 17.199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10.439cm 20.199cm)" svg:viewBox="0 0 1800 0" svg:d="m0 0c600 0 1200 0 1800 0">
            <text:p/>
          </draw:path>
          <draw:path draw:style-name="gr19" draw:text-style-name="P1" draw:layer="layout" svg:width="0.2cm" svg:height="0.2cm" svg:x="11.839cm" svg:y="17.099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10.439cm 19.999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10.598cm 18.272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10.2649661105882cm 18.2660423311742cm)" svg:viewBox="0 0 1483 0" svg:d="m0 0c494 0 989 0 1483 0">
            <text:p/>
          </draw:path>
          <draw:path draw:style-name="gr18" draw:text-style-name="P1" draw:layer="layout" svg:width="0.8cm" svg:height="0.8cm" svg:x="8.539cm" svg:y="16.7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8.839cm" svg:y="17.099cm" svg:viewBox="0 0 201 201" svg:d="m99 0c56 0 100 43 100 99s-44 100-100 100-99-44-99-100 43-99 99-99zm-99 0zm201 201z">
            <text:p/>
          </draw:path>
          <draw:path draw:style-name="gr18" draw:text-style-name="P1" draw:layer="layout" svg:width="0.8cm" svg:height="0.8cm" svg:x="10.039cm" svg:y="19.7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10.339cm" svg:y="20.099cm" svg:viewBox="0 0 201 201" svg:d="m99 0c56 0 100 43 100 99s-44 100-100 100-99-44-99-100 43-99 99-99zm-99 0zm201 201z">
            <text:p/>
          </draw:path>
        </draw:g>
        <draw:g>
          <draw:path draw:style-name="gr17" draw:text-style-name="P5" draw:layer="layout" svg:width="1.46cm" svg:height="2.056cm" svg:x="3.2cm" svg:y="18.186cm" svg:viewBox="0 0 1461 2057" svg:d="m0 0c177 0 354 0 530 0 0 552 0 1104 0 1656 311 0 621 0 931 0 0 133 0 267 0 401-487 0-974 0-1461 0 0-686 0-1371 0-2057z">
            <text:p/>
          </draw:path>
          <draw:path draw:style-name="gr17" draw:text-style-name="P5" draw:layer="layout" svg:width="0.492cm" svg:height="2.143cm" svg:x="4.973cm" svg:y="18.099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754cm" svg:height="1.542cm" svg:x="5.744cm" svg:y="18.699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7" draw:text-style-name="P5" draw:layer="layout" svg:width="1.655cm" svg:height="1.619cm" svg:x="7.659cm" svg:y="18.662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</draw:g>
        <draw:g>
          <draw:path draw:style-name="gr17" draw:text-style-name="P5" draw:layer="layout" svg:width="1.46cm" svg:height="2.056cm" svg:x="6.009cm" svg:y="12.884cm" svg:viewBox="0 0 1461 2057" svg:d="m0 0c177 0 354 0 530 0 0 552 0 1104 0 1656 311 0 621 0 931 0 0 133 0 267 0 401-487 0-974 0-1461 0 0-686 0-1371 0-2057z">
            <text:p/>
          </draw:path>
          <draw:path draw:style-name="gr17" draw:text-style-name="P5" draw:layer="layout" svg:width="0.492cm" svg:height="2.143cm" svg:x="7.782cm" svg:y="12.7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754cm" svg:height="1.542cm" svg:x="8.553cm" svg:y="13.397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7" draw:text-style-name="P5" draw:layer="layout" svg:width="1.655cm" svg:height="1.619cm" svg:x="10.468cm" svg:y="13.36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  <draw:path draw:style-name="gr17" draw:text-style-name="P5" draw:layer="layout" svg:width="1.622cm" svg:height="2.133cm" svg:x="12.463cm" svg:y="12.846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7" draw:text-style-name="P5" draw:layer="layout" svg:width="1.55cm" svg:height="2.142cm" svg:x="14.53cm" svg:y="12.797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7" draw:text-style-name="P5" draw:layer="layout" svg:width="0.492cm" svg:height="2.143cm" svg:x="16.536cm" svg:y="12.7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197cm" svg:height="2.142cm" svg:x="17.319cm" svg:y="12.797cm" svg:viewBox="0 0 1198 2143" svg:d="m1198 0v324h-272c-70 0-119 12-146 38s-42 69-42 131v107h422v353h-422v1190h-493v-1190h-245v-353h245v-107c0-168 47-292 141-373s238-120 435-120z">
            <text:p/>
          </draw:path>
          <draw:path draw:style-name="gr17" draw:text-style-name="P5" draw:layer="layout" svg:width="1.246cm" svg:height="1.98cm" svg:x="18.529cm" svg:y="12.959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8" draw:text-style-name="P1" draw:layer="layout" svg:width="0.8cm" svg:height="0.8cm" svg:x="4.2cm" svg:y="11.9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3cm" svg:y="13.499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1.60000401593217cm 12.3989949801192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4.6cm 12.399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3.1cm 15.399cm)" svg:viewBox="0 0 1800 0" svg:d="m0 0c600 0 1200 0 1800 0">
            <text:p/>
          </draw:path>
          <draw:path draw:style-name="gr19" draw:text-style-name="P1" draw:layer="layout" svg:width="0.2cm" svg:height="0.2cm" svg:x="4.5cm" svg:y="12.299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3.1cm 15.199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3.259cm 13.472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2.92596611058817cm 13.4660423311742cm)" svg:viewBox="0 0 1483 0" svg:d="m0 0c494 0 989 0 1483 0">
            <text:p/>
          </draw:path>
          <draw:path draw:style-name="gr18" draw:text-style-name="P1" draw:layer="layout" svg:width="0.8cm" svg:height="0.8cm" svg:x="1.2cm" svg:y="11.9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1.5cm" svg:y="12.299cm" svg:viewBox="0 0 201 201" svg:d="m99 0c56 0 100 43 100 99s-44 100-100 100-99-44-99-100 43-99 99-99zm-99 0zm201 201z">
            <text:p/>
          </draw:path>
          <draw:path draw:style-name="gr18" draw:text-style-name="P1" draw:layer="layout" svg:width="0.8cm" svg:height="0.8cm" svg:x="2.7cm" svg:y="14.9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3cm" svg:y="15.299cm" svg:viewBox="0 0 201 201" svg:d="m99 0c56 0 100 43 100 99s-44 100-100 100-99-44-99-100 43-99 99-99zm-99 0zm201 201z">
            <text:p/>
          </draw:path>
        </draw:g>
        <draw:custom-shape draw:style-name="gr1" draw:text-style-name="P1" draw:layer="layout" svg:width="4.8cm" svg:height="4.8cm" svg:x="5.6cm" svg:y="1.3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4.4cm" svg:x="5.8cm" svg:y="1.5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9.1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9cm" svg:y="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cm" svg:y1="2.235cm" svg:x2="8cm" svg:y2="3.435cm">
          <text:p/>
        </draw:line>
        <draw:line draw:style-name="gr5" draw:text-style-name="P1" draw:layer="layout" svg:x1="9.5cm" svg:y1="2.235cm" svg:x2="8cm" svg:y2="3.435cm">
          <text:p/>
        </draw:line>
        <draw:line draw:style-name="gr5" draw:text-style-name="P1" draw:layer="layout" svg:x1="8cm" svg:y1="5.235cm" svg:x2="8cm" svg:y2="3.435cm">
          <text:p/>
        </draw:line>
        <draw:custom-shape draw:style-name="gr4" draw:text-style-name="P1" draw:layer="layout" svg:width="0.2cm" svg:height="0.2cm" svg:x="9.4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cm" svg:y1="5.035cm" svg:x2="8cm" svg:y2="3.635cm">
          <text:p/>
        </draw:line>
        <draw:line draw:style-name="gr6" draw:text-style-name="P1" draw:layer="layout" svg:x1="8.159cm" svg:y1="3.308cm" svg:x2="9.317cm" svg:y2="2.381cm">
          <text:p/>
        </draw:line>
        <draw:line draw:style-name="gr6" draw:text-style-name="P1" draw:layer="layout" svg:x1="7.826cm" svg:y1="3.302cm" svg:x2="6.668cm" svg:y2="2.375cm">
          <text:p/>
        </draw:line>
        <draw:frame draw:style-name="gr7" draw:text-style-name="P2" draw:layer="layout" svg:width="5.9cm" svg:height="2.935cm" svg:x="10.9cm" svg:y="1.2cm">
          <draw:text-box>
            <text:p><text:span text:style-name="T1">Live</text:span></text:p>
          </draw:text-box>
        </draw:frame>
        <draw:frame draw:style-name="gr8" draw:text-style-name="P2" draw:layer="layout" svg:width="5.37cm" svg:height="2.935cm" svg:x="10.9cm" svg:y="3.2cm">
          <draw:text-box>
            <text:p><text:span text:style-name="T1">Shift</text:span></text:p>
          </draw:text-box>
        </draw:frame>
        <draw:custom-shape draw:style-name="gr3" draw:text-style-name="P1" draw:layer="layout" svg:width="0.8cm" svg:height="0.8cm" svg:x="6.1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6.4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6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9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4.8cm" svg:x="5.8cm" svg:y="6.7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4.4cm" svg:x="6cm" svg:y="6.9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9.3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8.1cm" svg:y="8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7cm" svg:y1="7.689cm" svg:x2="8.2cm" svg:y2="8.889cm">
          <text:p/>
        </draw:line>
        <draw:line draw:style-name="gr5" draw:text-style-name="P1" draw:layer="layout" svg:x1="9.7cm" svg:y1="7.689cm" svg:x2="8.2cm" svg:y2="8.889cm">
          <text:p/>
        </draw:line>
        <draw:line draw:style-name="gr5" draw:text-style-name="P1" draw:layer="layout" svg:x1="8.2cm" svg:y1="10.689cm" svg:x2="8.2cm" svg:y2="8.889cm">
          <text:p/>
        </draw:line>
        <draw:custom-shape draw:style-name="gr4" draw:text-style-name="P1" draw:layer="layout" svg:width="0.2cm" svg:height="0.2cm" svg:x="9.6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2cm" svg:y1="10.489cm" svg:x2="8.2cm" svg:y2="9.089cm">
          <text:p/>
        </draw:line>
        <draw:line draw:style-name="gr6" draw:text-style-name="P1" draw:layer="layout" svg:x1="8.359cm" svg:y1="8.762cm" svg:x2="9.517cm" svg:y2="7.835cm">
          <text:p/>
        </draw:line>
        <draw:line draw:style-name="gr6" draw:text-style-name="P1" draw:layer="layout" svg:x1="8.026cm" svg:y1="8.756cm" svg:x2="6.868cm" svg:y2="7.829cm">
          <text:p/>
        </draw:line>
        <draw:custom-shape draw:style-name="gr3" draw:text-style-name="P1" draw:layer="layout" svg:width="0.8cm" svg:height="0.8cm" svg:x="6.3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6.6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8cm" svg:y="10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8.1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6.763cm" svg:height="5cm" svg:x="10.88cm" svg:y="6.6cm">
          <draw:text-box>
            <text:p text:style-name="P6">Live</text:p>
            <text:p text:style-name="P6">Shift</text:p>
          </draw:text-box>
        </draw:frame>
        <draw:g>
          <draw:path draw:style-name="gr17" draw:text-style-name="P5" draw:layer="layout" svg:width="1.46cm" svg:height="2.056cm" svg:x="6.209cm" svg:y="23.184cm" svg:viewBox="0 0 1461 2057" svg:d="m0 0c177 0 354 0 530 0 0 552 0 1104 0 1656 311 0 621 0 931 0 0 133 0 267 0 401-487 0-974 0-1461 0 0-686 0-1371 0-2057z">
            <text:p/>
          </draw:path>
          <draw:path draw:style-name="gr17" draw:text-style-name="P5" draw:layer="layout" svg:width="0.492cm" svg:height="2.143cm" svg:x="7.982cm" svg:y="23.0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754cm" svg:height="1.542cm" svg:x="8.753cm" svg:y="23.697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7" draw:text-style-name="P5" draw:layer="layout" svg:width="1.794cm" svg:height="1.619cm" svg:x="10.668cm" svg:y="23.66cm" svg:viewBox="0 0 1795 1620" svg:d="m1656 805v140h-1153c12 116 54 203 125 260s172 87 301 87c103 0 210-15 318-46 109-31 375-153 548-208v374c-146 9-445 152-562 174-117 23-233 34-350 34-279 0-496-71-651-213s-232-341-232-597c0-252 76-450 228-594s361-216 628-216c242 0 436 73 582 219s218 341 218 586zm-507-164c0-94-27-170-82-227s-126-86-214-86c-96 0-173 27-233 80s-97 132-112 233z">
            <text:p/>
          </draw:path>
          <draw:path draw:style-name="gr17" draw:text-style-name="P5" draw:layer="layout" svg:width="1.731cm" svg:height="2.133cm" svg:x="12.554cm" svg:y="23.146cm" svg:viewBox="0 0 1732 2134" svg:d="m1597 102v435c-113-50-223-88-330-114-108-26-209-39-305-39-127 0-220 18-281 53-60 35-91 89-91 162 0 55 21 98 62 129s115 57 222 79l226 46c229 46 391 115 487 209 97 94 145 227 145 400 0 227-67 395-202 506s-340 166-616 166c-130 0-225-10-357-35-274-89-356-173-557-182v-374c210 36 386 118 508 154s241 53 355 53c116 0 204-20 266-58 61-39 92-94 92-166 0-64-21-113-63-148s-125-66-250-94l-205-45c-206-45-356-115-451-211s-143-227-143-390c0-205 67-362 199-473 132-110 322-165 570-165 113 0 229 9 349 25 119 17 242 43 370 77z">
            <text:p/>
          </draw:path>
          <draw:path draw:style-name="gr17" draw:text-style-name="P5" draw:layer="layout" svg:width="1.55cm" svg:height="2.142cm" svg:x="14.73cm" svg:y="23.097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7" draw:text-style-name="P5" draw:layer="layout" svg:width="0.492cm" svg:height="2.143cm" svg:x="16.736cm" svg:y="23.0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7" draw:text-style-name="P5" draw:layer="layout" svg:width="1.197cm" svg:height="2.142cm" svg:x="17.519cm" svg:y="23.097cm" svg:viewBox="0 0 1198 2143" svg:d="m1198 0v324h-272c-70 0-119 12-146 38s-42 69-42 131v107h422v353h-422v1190h-493v-1190h-245v-353h245v-107c0-168 47-292 141-373s238-120 435-120z">
            <text:p/>
          </draw:path>
          <draw:path draw:style-name="gr17" draw:text-style-name="P5" draw:layer="layout" svg:width="1.246cm" svg:height="1.98cm" svg:x="18.729cm" svg:y="23.259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8" draw:text-style-name="P1" draw:layer="layout" svg:width="0.8cm" svg:height="0.8cm" svg:x="4.4cm" svg:y="22.2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3.2cm" svg:y="23.799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1.80000401593217cm 22.6989949801192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4.8cm 22.699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3.3cm 25.699cm)" svg:viewBox="0 0 1800 0" svg:d="m0 0c600 0 1200 0 1800 0">
            <text:p/>
          </draw:path>
          <draw:path draw:style-name="gr19" draw:text-style-name="P1" draw:layer="layout" svg:width="0.2cm" svg:height="0.2cm" svg:x="4.7cm" svg:y="22.599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3.3cm 25.499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3.459cm 23.772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3.12596611058817cm 23.7660423311742cm)" svg:viewBox="0 0 1483 0" svg:d="m0 0c494 0 989 0 1483 0">
            <text:p/>
          </draw:path>
          <draw:path draw:style-name="gr18" draw:text-style-name="P1" draw:layer="layout" svg:width="0.8cm" svg:height="0.8cm" svg:x="1.4cm" svg:y="22.2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1.7cm" svg:y="22.599cm" svg:viewBox="0 0 201 201" svg:d="m99 0c56 0 100 43 100 99s-44 100-100 100-99-44-99-100 43-99 99-99zm-99 0zm201 201z">
            <text:p/>
          </draw:path>
          <draw:path draw:style-name="gr18" draw:text-style-name="P1" draw:layer="layout" svg:width="0.8cm" svg:height="0.8cm" svg:x="2.9cm" svg:y="25.299cm" svg:viewBox="0 0 801 801" svg:d="m400 0c227 0 400 173 400 400s-173 400-400 400-400-173-400-400 173-400 400-400zm-400 0zm801 801z">
            <text:p/>
          </draw:path>
          <draw:path draw:style-name="gr19" draw:text-style-name="P1" draw:layer="layout" svg:width="0.2cm" svg:height="0.2cm" svg:x="3.2cm" svg:y="25.599cm" svg:viewBox="0 0 201 201" svg:d="m99 0c56 0 100 43 100 99s-44 100-100 100-99-44-99-100 43-99 99-99zm-99 0zm201 201z">
            <text:p/>
          </draw:path>
        </draw:g>
      </draw:page>
      <draw:page draw:name="page4" draw:style-name="dp1" draw:master-page-name="Default">
        <draw:frame draw:style-name="gr20" draw:text-style-name="P1" draw:layer="layout" svg:width="6.772cm" svg:height="6.772cm" svg:x="0.8cm" svg:y="1.101cm">
          <draw:image xlink:href="Pictures/1000020100000100000001000C0CA18F.png" xlink:type="simple" xlink:show="embed" xlink:actuate="onLoad">
            <text:p/>
          </draw:image>
        </draw:frame>
        <draw:frame draw:style-name="gr20" draw:text-style-name="P1" draw:layer="layout" svg:width="6.772cm" svg:height="6.772cm" svg:x="14.128cm" svg:y="1.128cm">
          <draw:image xlink:href="Pictures/100002010000010000000100194B1382.png" xlink:type="simple" xlink:show="embed" xlink:actuate="onLoad">
            <text:p/>
          </draw:image>
        </draw:frame>
        <draw:frame draw:style-name="gr22" draw:layer="layout" svg:width="6.35cm" svg:height="6.374cm" svg:x="7.65cm" svg:y="1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g>
            <draw:rect draw:style-name="gr23" draw:layer="layout" svg:width="4.664cm" svg:height="4.693cm" svg:x="2.036cm" svg:y="8.649cm">
              <text:p/>
            </draw:rect>
            <draw:rect draw:style-name="gr24" draw:layer="layout" svg:width="4.664cm" svg:height="4.693cm" svg:x="1.976cm" svg:y="8.6cm">
              <text:p/>
            </draw:rect>
            <draw:path draw:style-name="gr25" draw:layer="layout" svg:width="4.546cm" svg:height="3.394cm" svg:x="2.034cm" svg:y="9.848cm" svg:viewBox="0 0 4547 3395" svg:d="m3828 3395c398 0 719-339 719-761v-1873c0-422-321-761-719-761h-3109c-399 0-719 339-719 761v1873c0 422 320 761 719 761z">
              <text:p/>
            </draw:path>
            <draw:g>
              <draw:path draw:style-name="gr26" draw:layer="layout" svg:width="0.905cm" svg:height="0.905cm" svg:x="2.638cm" svg:y="11.71cm" svg:viewBox="0 0 906 906" svg:d="m906 453c0 250-203 453-453 453s-453-203-453-453 203-453 453-453 453 203 453 453z">
                <text:p/>
              </draw:path>
              <draw:path draw:style-name="gr26" draw:layer="layout" svg:width="2.17cm" svg:height="2.138cm" svg:x="2.666cm" svg:y="10.417cm" svg:viewBox="0 0 2171 2139" svg:d="m48 0c-16 0-32 0-48 1v656c16-1 32-1 48-1 809 0 1466 657 1466 1467 0 5 0 11 0 16h656c1-5 1-11 1-16 0-1172-952-2123-2123-2123z">
                <text:p/>
              </draw:path>
              <draw:path draw:style-name="gr26" draw:layer="layout" svg:width="3.263cm" svg:height="3.295cm" svg:x="2.666cm" svg:y="9.26cm" svg:viewBox="0 0 3264 3296" svg:d="m0 0v625c1464 44 2648 1213 2715 2671h548c0-8 1-16 1-25 0-1803-1462-3266-3264-3271z">
                <text:p/>
              </draw:path>
            </draw:g>
            <draw:g>
              <draw:path draw:style-name="gr27" draw:layer="layout" svg:width="0.905cm" svg:height="0.905cm" svg:x="2.638cm" svg:y="11.677cm" svg:viewBox="0 0 906 906" svg:d="m906 453c0 250-203 453-453 453s-453-203-453-453 203-453 453-453 453 203 453 453z">
                <text:p/>
              </draw:path>
              <draw:path draw:style-name="gr28" draw:layer="layout" svg:width="2.17cm" svg:height="2.138cm" svg:x="2.666cm" svg:y="10.384cm" svg:viewBox="0 0 2171 2139" svg:d="m48 0c-16 0-32 0-48 1v656c16-1 32-1 48-1 809 0 1466 657 1466 1467 0 5 0 11 0 16h656c1-5 1-11 1-16 0-1172-952-2123-2123-2123z">
                <text:p/>
              </draw:path>
              <draw:path draw:style-name="gr29" draw:layer="layout" svg:width="3.263cm" svg:height="3.295cm" svg:x="2.666cm" svg:y="9.227cm" svg:viewBox="0 0 3264 3296" svg:d="m0 0v625c1464 44 2648 1213 2715 2671h548c0-8 1-16 1-25 0-1803-1462-3266-3264-3271z">
                <text:p/>
              </draw:path>
            </draw:g>
            <draw:path draw:style-name="gr30" draw:layer="layout" svg:width="4.588cm" svg:height="2.746cm" svg:x="2.013cm" svg:y="8.622cm" svg:viewBox="0 0 4589 2747" svg:d="m738 0c-409 0-738 329-738 738v2009c670-705 1841-1172 3173-1172 501 0 979 66 1416 186v-1023c0-409-329-738-738-738z">
              <text:p/>
            </draw:path>
          </draw:g>
        </draw:g>
        <draw:rect draw:style-name="gr23" draw:layer="layout" svg:width="9.995cm" svg:height="10.058cm" svg:x="2.305cm" svg:y="15.605cm">
          <text:p/>
        </draw:rect>
        <draw:rect draw:style-name="gr24" draw:layer="layout" svg:width="9.996cm" svg:height="10.058cm" svg:x="2.176cm" svg:y="15.5cm">
          <text:p/>
        </draw:rect>
        <draw:path draw:style-name="gr25" draw:layer="layout" svg:width="9.745cm" svg:height="7.276cm" svg:x="2.301cm" svg:y="18.176cm" svg:viewBox="0 0 9746 7277" svg:d="m8205 7277c852 0 1541-728 1541-1633v-4012c0-905-689-1632-1541-1632h-6665c-853 0-1540 727-1540 1632v4012c0 905 687 1633 1540 1633z">
          <text:p/>
        </draw:path>
        <draw:path draw:style-name="gr30" draw:layer="layout" svg:width="9.835cm" svg:height="5.886cm" svg:x="2.256cm" svg:y="15.548cm" svg:viewBox="0 0 9836 5887" svg:d="m1581 0c-876 0-1581 705-1581 1581v4306c1437-1511 3946-2512 6801-2512 1073 0 2097 142 3035 399v-2193c0-876-705-1581-1582-1581z">
          <text:p/>
        </draw:path>
        <draw:g>
          <draw:path draw:style-name="gr31" draw:text-style-name="P1" draw:layer="layout" svg:width="1.875cm" svg:height="1.875cm" svg:x="9.762cm" svg:y="16.138cm" svg:viewBox="0 0 1876 1876" svg:d="m937 0c531 0 936 405 936 937s-405 936-936 936-937-405-937-936 405-937 937-937zm-937 0zm1876 1876z">
            <text:p/>
          </draw:path>
          <draw:path draw:style-name="gr32" draw:text-style-name="P1" draw:layer="layout" svg:width="0.47cm" svg:height="0.47cm" svg:x="6.953cm" svg:y="19.65cm" svg:viewBox="0 0 471 471" svg:d="m232 0c131 0 234 101 234 232s-103 234-234 234-232-103-232-234 101-232 232-232zm-232 0zm471 471z">
            <text:p/>
          </draw:path>
          <draw:path draw:style-name="gr33" draw:text-style-name="P1" draw:layer="layout" svg:width="4.497cm" svg:height="0.001cm" draw:transform="rotate (-0.675093354672465) translate (3.67558627272482cm 17.0733582269429cm)" svg:viewBox="0 0 4498 2" svg:d="m0 2c1499-1 2999-1 4498-2">
            <text:p/>
          </draw:path>
          <draw:path draw:style-name="gr33" draw:text-style-name="P1" draw:layer="layout" svg:width="4.497cm" svg:height="-0.001cm" draw:transform="skewX (-0.000349065850398817) rotate (-2.46684836476951) translate (10.69906287819cm 17.0745956327282cm)" svg:viewBox="0 0 4498 0" svg:d="m0 0c1499 0 2999 0 4498 0">
            <text:p/>
          </draw:path>
          <draw:path draw:style-name="gr33" draw:text-style-name="P1" draw:layer="layout" svg:width="0cm" svg:height="4.214cm" svg:x="7.187cm" svg:y="19.884cm" svg:viewBox="0 0 0 4215" svg:d="m0 4215c0-1405 0-2810 0-4215">
            <text:p/>
          </draw:path>
          <draw:path draw:style-name="gr32" draw:text-style-name="P1" draw:layer="layout" svg:width="0.47cm" svg:height="0.47cm" svg:x="10.465cm" svg:y="16.84cm" svg:viewBox="0 0 471 471" svg:d="m232 0c131 0 234 101 234 232s-103 234-234 234-232-103-232-234 101-232 232-232zm-232 0zm471 471z">
            <text:p/>
          </draw:path>
          <draw:path draw:style-name="gr34" draw:text-style-name="P1" draw:layer="layout" svg:width="0cm" svg:height="3.277cm" svg:x="7.187cm" svg:y="20.353cm" svg:viewBox="0 0 0 3278" svg:d="m0 3278c0-1093 0-2185 0-3278">
            <text:p/>
          </draw:path>
          <draw:path draw:style-name="gr34" draw:text-style-name="P1" draw:layer="layout" svg:width="3.472cm" svg:height="-0.001cm" draw:transform="skewX (0.000523598775598311) rotate (0.675093354671279) translate (7.55912601946856cm 19.5870134175217cm)" svg:viewBox="0 0 3473 0" svg:d="m0 0c1158 0 2315 0 3473 0">
            <text:p/>
          </draw:path>
          <draw:path draw:style-name="gr34" draw:text-style-name="P1" draw:layer="layout" svg:width="3.472cm" svg:height="-0.001cm" draw:transform="skewX (-0.000523598775598105) rotate (2.46649929891792) translate (6.77933085543257cm 19.5730636425614cm)" svg:viewBox="0 0 3473 0" svg:d="m0 0c1158 0 2315 0 3473 0">
            <text:p/>
          </draw:path>
          <draw:path draw:style-name="gr31" draw:text-style-name="P1" draw:layer="layout" svg:width="1.875cm" svg:height="1.875cm" svg:x="2.738cm" svg:y="16.138cm" svg:viewBox="0 0 1876 1876" svg:d="m937 0c531 0 936 405 936 937s-405 936-936 936-937-405-937-936 405-937 937-937zm-937 0zm1876 1876z">
            <text:p/>
          </draw:path>
          <draw:path draw:style-name="gr32" draw:text-style-name="P1" draw:layer="layout" svg:width="0.47cm" svg:height="0.47cm" svg:x="3.44cm" svg:y="16.84cm" svg:viewBox="0 0 471 471" svg:d="m232 0c131 0 234 101 234 232s-103 234-234 234-232-103-232-234 101-232 232-232zm-232 0zm471 471z">
            <text:p/>
          </draw:path>
          <draw:path draw:style-name="gr31" draw:text-style-name="P1" draw:layer="layout" svg:width="1.875cm" svg:height="1.875cm" svg:x="6.25cm" svg:y="23.162cm" svg:viewBox="0 0 1876 1876" svg:d="m937 0c531 0 936 405 936 937s-405 936-936 936-937-405-937-936 405-937 937-937zm-937 0zm1876 1876z">
            <text:p/>
          </draw:path>
          <draw:path draw:style-name="gr32" draw:text-style-name="P1" draw:layer="layout" svg:width="0.47cm" svg:height="0.47cm" svg:x="6.953cm" svg:y="23.865cm" svg:viewBox="0 0 471 471" svg:d="m232 0c131 0 234 101 234 232s-103 234-234 234-232-103-232-234 101-232 232-232zm-232 0zm471 471z">
            <text:p/>
          </draw:path>
        </draw:g>
        <draw:g>
          <draw:path draw:style-name="gr35" draw:text-style-name="P1" draw:layer="layout" svg:width="1.875cm" svg:height="1.875cm" svg:x="9.724cm" svg:y="16.1cm" svg:viewBox="0 0 1876 1876" svg:d="m937 0c531 0 936 405 936 937s-405 936-936 936-937-405-937-936 405-937 937-937zm-937 0zm1876 1876z">
            <text:p/>
          </draw:path>
          <draw:path draw:style-name="gr36" draw:text-style-name="P1" draw:layer="layout" svg:width="0.47cm" svg:height="0.47cm" svg:x="6.915cm" svg:y="19.612cm" svg:viewBox="0 0 471 471" svg:d="m232 0c131 0 234 101 234 232s-103 234-234 234-232-103-232-234 101-232 232-232zm-232 0zm471 471z">
            <text:p/>
          </draw:path>
          <draw:path draw:style-name="gr37" draw:text-style-name="P1" draw:layer="layout" svg:width="4.497cm" svg:height="0.001cm" draw:transform="rotate (-0.675093354672465) translate (3.63758627272482cm 17.0353582269429cm)" svg:viewBox="0 0 4498 2" svg:d="m0 2c1499-1 2999-1 4498-2">
            <text:p/>
          </draw:path>
          <draw:path draw:style-name="gr37" draw:text-style-name="P1" draw:layer="layout" svg:width="4.497cm" svg:height="-0.001cm" draw:transform="skewX (-0.000349065850398922) rotate (-2.46684836476951) translate (10.66106287819cm 17.0365956327282cm)" svg:viewBox="0 0 4498 0" svg:d="m0 0c1499 0 2999 0 4498 0">
            <text:p/>
          </draw:path>
          <draw:path draw:style-name="gr37" draw:text-style-name="P1" draw:layer="layout" svg:width="0cm" svg:height="4.214cm" svg:x="7.149cm" svg:y="19.846cm" svg:viewBox="0 0 0 4215" svg:d="m0 4215c0-1405 0-2810 0-4215">
            <text:p/>
          </draw:path>
          <draw:path draw:style-name="gr36" draw:text-style-name="P1" draw:layer="layout" svg:width="0.47cm" svg:height="0.47cm" svg:x="10.427cm" svg:y="16.802cm" svg:viewBox="0 0 471 471" svg:d="m232 0c131 0 234 101 234 232s-103 234-234 234-232-103-232-234 101-232 232-232zm-232 0zm471 471z">
            <text:p/>
          </draw:path>
          <draw:path draw:style-name="gr38" draw:text-style-name="P1" draw:layer="layout" svg:width="0cm" svg:height="3.277cm" svg:x="7.149cm" svg:y="20.315cm" svg:viewBox="0 0 0 3278" svg:d="m0 3278c0-1093 0-2185 0-3278">
            <text:p/>
          </draw:path>
          <draw:path draw:style-name="gr38" draw:text-style-name="P1" draw:layer="layout" svg:width="3.472cm" svg:height="-0.001cm" draw:transform="skewX (0.000523598775598247) rotate (0.675093354671279) translate (7.52112601946856cm 19.5490134175217cm)" svg:viewBox="0 0 3473 0" svg:d="m0 0c1158 0 2315 0 3473 0">
            <text:p/>
          </draw:path>
          <draw:path draw:style-name="gr38" draw:text-style-name="P1" draw:layer="layout" svg:width="3.472cm" svg:height="-0.001cm" draw:transform="skewX (-0.000523598775598312) rotate (2.46649929891792) translate (6.74133085543257cm 19.5350636425614cm)" svg:viewBox="0 0 3473 0" svg:d="m0 0c1158 0 2315 0 3473 0">
            <text:p/>
          </draw:path>
          <draw:path draw:style-name="gr35" draw:text-style-name="P1" draw:layer="layout" svg:width="1.875cm" svg:height="1.875cm" svg:x="2.7cm" svg:y="16.1cm" svg:viewBox="0 0 1876 1876" svg:d="m937 0c531 0 936 405 936 937s-405 936-936 936-937-405-937-936 405-937 937-937zm-937 0zm1876 1876z">
            <text:p/>
          </draw:path>
          <draw:path draw:style-name="gr36" draw:text-style-name="P1" draw:layer="layout" svg:width="0.47cm" svg:height="0.47cm" svg:x="3.402cm" svg:y="16.802cm" svg:viewBox="0 0 471 471" svg:d="m232 0c131 0 234 101 234 232s-103 234-234 234-232-103-232-234 101-232 232-232zm-232 0zm471 471z">
            <text:p/>
          </draw:path>
          <draw:path draw:style-name="gr35" draw:text-style-name="P1" draw:layer="layout" svg:width="1.875cm" svg:height="1.875cm" svg:x="6.212cm" svg:y="23.124cm" svg:viewBox="0 0 1876 1876" svg:d="m937 0c531 0 936 405 936 937s-405 936-936 936-937-405-937-936 405-937 937-937zm-937 0zm1876 1876z">
            <text:p/>
          </draw:path>
          <draw:path draw:style-name="gr36" draw:text-style-name="P1" draw:layer="layout" svg:width="0.47cm" svg:height="0.47cm" svg:x="6.915cm" svg:y="23.827cm" svg:viewBox="0 0 471 471" svg:d="m232 0c131 0 234 101 234 232s-103 234-234 234-232-103-232-234 101-232 232-232zm-232 0zm471 471z">
            <text:p/>
          </draw:path>
        </draw:g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c0c0c0" draw:end-color="#ffffff" draw:start-intensity="100%" draw:end-intensity="100%" draw:angle="150" draw:border="0%"/>
    <draw:gradient draw:name="gradient-1" draw:style="linear" draw:start-color="#ff7f00" draw:end-color="#e64500" draw:start-intensity="100%" draw:end-intensity="100%" draw:angle="6" draw:border="59%"/>
    <draw:gradient draw:name="gradient-2" draw:style="linear" draw:start-color="#ffffff" draw:end-color="#ff0000" draw:start-intensity="100%" draw:end-intensity="100%" draw:angle="0" draw:border="63%"/>
    <draw:gradient draw:name="gradient-4" draw:style="linear" draw:start-color="#ffffff" draw:end-color="#c3c3c3" draw:start-intensity="100%" draw:end-intensity="100%" draw:angle="40" draw:border="-194%"/>
    <draw:gradient draw:name="gradient-5" draw:style="linear" draw:start-color="#ffffff" draw:end-color="#c3c3c3" draw:start-intensity="100%" draw:end-intensity="100%" draw:angle="40" draw:border="-4%"/>
    <draw:gradient draw:name="gradient-6" draw:style="linear" draw:start-color="#ffffff" draw:end-color="#c3c3c3" draw:start-intensity="100%" draw:end-intensity="100%" draw:angle="40" draw:border="44%"/>
    <draw:opacity draw:name="gradient-3" draw:style="linear" draw:start="0%" draw:end="100%" draw:angle="0" draw:border="63%"/>
    <draw:opacity draw:name="gradient-7" draw:style="linear" draw:start="100%" draw:end="0%" draw:angle="3594" draw:border="12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abio Hecht</meta:initial-creator>
    <meta:creation-date>2012-04-04T16:12:02</meta:creation-date>
    <dc:date>2012-04-05T11:21:23</dc:date>
    <dc:creator>Fabio Hecht</dc:creator>
    <meta:editing-duration>PT18H55M24S</meta:editing-duration>
    <meta:editing-cycles>18</meta:editing-cycles>
    <meta:generator>LibreOffice/3.3$Unix LibreOffice_project/330m19$Build-202</meta:generator>
    <meta:document-statistic meta:object-count="2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35%"/>
    </style:style>
    <style:style style:name="gr2" style:family="graphic" style:parent-style-name="standard">
      <style:graphic-properties draw:stroke="none" draw:fill="gradient" draw:fill-gradient-name="gradient-1" draw:opacity="100%"/>
    </style:style>
    <style:style style:name="gr3" style:family="graphic" style:parent-style-name="standard">
      <style:graphic-properties draw:stroke="none" draw:fill="gradient" draw:fill-gradient-name="gradient-2" draw:opacity="23%" draw:opacity-name="gradient-3"/>
    </style:style>
    <style:style style:name="gr4" style:family="graphic" style:parent-style-name="standard">
      <style:graphic-properties draw:stroke="none" draw:fill="solid" draw:fill-color="#000000" draw:opacity="50%"/>
    </style:style>
    <style:style style:name="gr5" style:family="graphic" style:parent-style-name="standard">
      <style:graphic-properties draw:stroke="none" draw:fill="gradient" draw:fill-gradient-name="gradient-4" draw:opacity="100%"/>
    </style:style>
    <style:style style:name="gr6" style:family="graphic" style:parent-style-name="standard">
      <style:graphic-properties draw:stroke="none" draw:fill="gradient" draw:fill-gradient-name="gradient-5" draw:opacity="100%"/>
    </style:style>
    <style:style style:name="gr7" style:family="graphic" style:parent-style-name="standard">
      <style:graphic-properties draw:stroke="none" draw:fill="gradient" draw:fill-gradient-name="gradient-6" draw:opacity="100%"/>
    </style:style>
    <style:style style:name="gr8" style:family="graphic" style:parent-style-name="standard">
      <style:graphic-properties draw:stroke="none" draw:fill="solid" draw:fill-color="#ffffff" draw:opacity="48%" draw:opacity-name="gradient-7"/>
    </style:style>
  </office:automatic-styles>
  <office:body>
    <office:drawing>
      <draw:page draw:name="page1" draw:style-name="dp1" draw:master-page-name="Default">
        <draw:g>
          <draw:g>
            <draw:rect draw:style-name="gr1" draw:layer="layout" svg:width="12.299cm" svg:height="12.376cm" svg:x="0.159cm" svg:y="0.13cm">
              <text:p/>
            </draw:rect>
            <draw:rect draw:style-name="gr2" draw:layer="layout" svg:width="12.299cm" svg:height="12.376cm" svg:x="0cm" svg:y="0cm">
              <text:p/>
            </draw:rect>
            <draw:path draw:style-name="gr3" draw:layer="layout" svg:width="11.991cm" svg:height="8.953cm" svg:x="0.154cm" svg:y="3.293cm" svg:viewBox="0 0 11992 8954" svg:d="m10096 8954c1049 0 1896-896 1896-2009v-4937c0-1113-847-2008-1896-2008h-8201c-1050 0-1895 895-1895 2008v4937c0 1113 845 2009 1895 2009z">
              <text:p/>
            </draw:path>
            <draw:g>
              <draw:path draw:style-name="gr4" draw:layer="layout" svg:width="2.388cm" svg:height="2.388cm" svg:x="1.746cm" svg:y="8.202cm" svg:viewBox="0 0 2389 2389" svg:d="m2389 1194c0 659-536 1195-1195 1195s-1194-536-1194-1195 535-1194 1194-1194 1195 535 1195 1194z">
                <text:p/>
              </draw:path>
              <draw:path draw:style-name="gr4" draw:layer="layout" svg:width="5.723cm" svg:height="5.641cm" svg:x="1.82cm" svg:y="4.792cm" svg:viewBox="0 0 5724 5642" svg:d="m126 0c-42 0-84 1-126 2v1730c42-1 84-1 126-1 2134 0 3867 1732 3867 3867 0 14-1 29-1 44h1730c2-15 2-30 2-44 0-3090-2508-5598-5598-5598z">
                <text:p/>
              </draw:path>
              <draw:path draw:style-name="gr4" draw:layer="layout" svg:width="8.606cm" svg:height="8.692cm" svg:x="1.82cm" svg:y="1.741cm" svg:viewBox="0 0 8607 8693" svg:d="m0 0v1647c3862 117 6982 3199 7159 7046h1446c0-22 2-44 2-66 0-4755-3855-8615-8607-8627z">
                <text:p/>
              </draw:path>
            </draw:g>
            <draw:g>
              <draw:path draw:style-name="gr5" draw:layer="layout" svg:width="2.388cm" svg:height="2.388cm" svg:x="1.746cm" svg:y="8.114cm" svg:viewBox="0 0 2389 2389" svg:d="m2389 1194c0 659-536 1195-1195 1195s-1194-536-1194-1195 535-1194 1194-1194 1195 535 1195 1194z">
                <text:p/>
              </draw:path>
              <draw:path draw:style-name="gr6" draw:layer="layout" svg:width="5.723cm" svg:height="5.641cm" svg:x="1.82cm" svg:y="4.704cm" svg:viewBox="0 0 5724 5642" svg:d="m126 0c-42 0-84 1-126 2v1730c42-1 84-1 126-1 2134 0 3867 1732 3867 3867 0 14-1 29-1 44h1730c2-15 2-30 2-44 0-3090-2508-5598-5598-5598z">
                <text:p/>
              </draw:path>
              <draw:path draw:style-name="gr7" draw:layer="layout" svg:width="8.606cm" svg:height="8.692cm" svg:x="1.82cm" svg:y="1.653cm" svg:viewBox="0 0 8607 8693" svg:d="m0 0v1647c3862 117 6982 3199 7159 7046h1446c0-22 2-44 2-66 0-4755-3855-8615-8607-8627z">
                <text:p/>
              </draw:path>
            </draw:g>
            <draw:path draw:style-name="gr8" draw:layer="layout" svg:width="12.102cm" svg:height="7.243cm" svg:x="0.098cm" svg:y="0.059cm" svg:viewBox="0 0 12103 7244" svg:d="m1945 0c-1077 0-1945 868-1945 1945v5299c1768-1859 4856-3091 8369-3091 1320 0 2580 175 3734 491v-2699c0-1077-868-1945-1946-1945z">
              <text:p/>
            </draw:path>
          </draw:g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-1" draw:style="linear" draw:start-color="#ff7f00" draw:end-color="#e64500" draw:start-intensity="100%" draw:end-intensity="100%" draw:angle="6" draw:border="59%"/>
    <draw:gradient draw:name="gradient-2" draw:style="linear" draw:start-color="#ffffff" draw:end-color="#ff0000" draw:start-intensity="100%" draw:end-intensity="100%" draw:angle="0" draw:border="63%"/>
    <draw:gradient draw:name="gradient-4" draw:style="linear" draw:start-color="#ffffff" draw:end-color="#c3c3c3" draw:start-intensity="100%" draw:end-intensity="100%" draw:angle="40" draw:border="-194%"/>
    <draw:gradient draw:name="gradient-5" draw:style="linear" draw:start-color="#ffffff" draw:end-color="#c3c3c3" draw:start-intensity="100%" draw:end-intensity="100%" draw:angle="40" draw:border="-4%"/>
    <draw:gradient draw:name="gradient-6" draw:style="linear" draw:start-color="#ffffff" draw:end-color="#c3c3c3" draw:start-intensity="100%" draw:end-intensity="100%" draw:angle="40" draw:border="44%"/>
    <draw:opacity draw:name="gradient-3" draw:style="linear" draw:start="0%" draw:end="100%" draw:angle="0" draw:border="63%"/>
    <draw:opacity draw:name="gradient-7" draw:style="linear" draw:start="100%" draw:end="0%" draw:angle="3594" draw:border="1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58cm" fo:page-height="12.5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